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4.394cm" loext:decorative="false"/>
      <style:paragraph-properties style:writing-mode="lr-tb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Konzept Robotik/Technik/µC-A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ielgrupp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elche Schüler/innen wollen wir addressieren?</text:p>
                <text:list>
                  <text:list-item>
                    <text:p>(“Konkurrenz” zur Informatik-AG?)</text:p>
                  </text:list-item>
                  <text:list-item>
                    <text:p>Wo gibt es eine Lücke?</text:p>
                  </text:list-item>
                </text:list>
              </text:list-item>
              <text:list-item>
                <text:p>Teilnehmerzah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rganis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Zeit</text:p>
                <text:list>
                  <text:list-item>
                    <text:p>Termin</text:p>
                  </text:list-item>
                  <text:list-item>
                    <text:p>Zyklus</text:p>
                  </text:list-item>
                </text:list>
              </text:list-item>
              <text:list-item>
                <text:p>Raum (Computer benötigt)</text:p>
              </text:list-item>
              <text:list-item>
                <text:p>Lehrperson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hal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ptionen</text:p>
                <text:list>
                  <text:list-item>
                    <text:p>Vorgefertigte Plattform für Education (Lego,…)</text:p>
                  </text:list-item>
                  <text:list-item>
                    <text:p>Offene Plattform (Arduino, ESP32)</text:p>
                  </text:list-item>
                  <text:list-item>
                    <text:p>Konkretes Ziel</text:p>
                  </text:list-item>
                  <text:list-item>
                    <text:p>Offen lassen, mit Teilnehmern diskutier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hemenfelder (unendliche Möglichkeiten)</text:p>
          </draw:text-box>
        </draw:frame>
        <draw:custom-shape draw:style-name="gr2" draw:text-style-name="P2" draw:layer="layout" svg:width="5.08cm" svg:height="1.905cm" svg:x="1.905cm" svg:y="3.175cm">
          <text:p text:style-name="P2">Robo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905cm" svg:x="10.16cm" svg:y="3.175cm">
          <text:p text:style-name="P2">Dr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905cm" svg:x="3.81cm" svg:y="8.255cm">
          <text:p text:style-name="P2">I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905cm" svg:x="13.335cm" svg:y="8.255cm">
          <text:p text:style-name="P2">(Local) A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905cm" svg:x="17.145cm" svg:y="5.08cm"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905cm" svg:x="19.685cm" svg:y="8.255cm">
          <text:p text:style-name="P2">Fahrzeu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905cm" svg:x="8.255cm" svg:y="10.795cm">
          <text:p text:style-name="P2">SmartBuil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-6.985cm" svg:y="-5.773cm" presentation:class="title" presentation:user-transformed="true">
          <draw:text-box>
            <text:p>Links</text:p>
          </draw:text-box>
        </draw:frame>
        <draw:frame draw:style-name="gr3" draw:text-style-name="P4" draw:layer="layout" svg:width="26.363cm" svg:height="10.795cm" svg:x="0.307cm" svg:y="2.475cm">
          <draw:text-box>
            <text:p><text:a xlink:href="https://www.reichelt.de/de/de/shop/produkt/arduino_-_starter-kit_de_fuer_12_schueler-328564?PROVID=2788&amp;gad_source=1&amp;gad_campaignid=18342381572&amp;gclid=CjwKCAjwlOrFBhBaEiwAw4bYDWmj_DvTyZ_bi9D_Ygv_D86zNsIIHV36hIpSzgjQY_IG20CCryUQEBoCBZkQAvD_BwE" xlink:type="simple">https://www.reichelt.de/de/de/shop/produkt/arduino_-_starter-kit_de_fuer_12_schueler-328564?PROVID=2788&amp;gad_source=1&amp;gad_campaignid=18342381572&amp;gclid=CjwKCAjwlOrFBhBaEiwAw4bYDWmj_DvTyZ_bi9D_Ygv_D86zNsIIHV36hIpSzgjQY_IG20CCryUQEBoCBZkQAvD_BwE</text:a></text:p>
            <text:p>Arduino Starter Kit Classroom</text:p>
            <text:p/>
            <text:p><text:a xlink:href="https://funduinoshop.com/" xlink:type="simple">https://funduinoshop.com/</text:a></text:p>
            <text:p>Shop für Robotik</text:p>
            <text:p/>
            <text:p><text:a xlink:href="https://funduinoshop.com/education/funduino-education/funduino-starter-kits/funduino-klassensatz-einsteiger-kits-fuer-arduino?number=F23105660" xlink:type="simple">https://funduinoshop.com/education/funduino-education/funduino-starter-kits/funduino-klassensatz-einsteiger-kits-fuer-arduino?number=F23105660</text:a></text:p>
            <text:p><text:a xlink:href="https://funduinoshop.com/education/funduino-education/funduino-smart-home/funduino-smart-home-education-fuer-esp32-und-arduino/iot-teaching-solution" xlink:type="simple">https://funduinoshop.com/education/funduino-education/funduino-smart-home/funduino-smart-home-education-fuer-esp32-und-arduino/iot-teaching-solution</text:a></text:p>
            <text:p/>
            <text:p/>
            <text:p><text:a xlink:href="https://www.hiwonder.com/collections/ros-robot" xlink:type="simple">https://www.hiwonder.com/collections/ros-robot</text:a></text:p>
            <text:p>Robots, Cars, ..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1:56:53.957587729</meta:creation-date>
    <meta:editing-duration>P3DT6H50M10S</meta:editing-duration>
    <meta:editing-cycles>13</meta:editing-cycles>
    <meta:generator>LibreOffice/24.2.7.2$Linux_X86_64 LibreOffice_project/420$Build-2</meta:generator>
    <dc:title>Blue Curve</dc:title>
    <dc:date>2025-09-11T14:36:50.801001798</dc:date>
    <meta:document-statistic meta:object-count="64"/>
  </office:meta>
</office:document-meta>
</file>